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5in"/>
    </style:style>
    <style:style style:name="co2" style:family="table-column">
      <style:table-column-properties fo:break-before="auto" style:column-width="1.4047in"/>
    </style:style>
    <style:style style:name="co3" style:family="table-column">
      <style:table-column-properties fo:break-before="auto" style:column-width="2.1665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4835in" svg:height="6.4591in" svg:x="8.1169in" svg:y="0.2571in">
            <draw:object draw:notify-on-update-of-ranges="Sheet1.A2:Sheet1.A38 Sheet1.B1:Sheet1.B1 Sheet1.B2:Sheet1.B38 Sheet1.C1:Sheet1.C1 Sheet1.C2:Sheet1.C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Hybrid Time[s]</text:p>
          </table:table-cell>
          <table:table-cell office:value-type="string" calcext:value-type="string">
            <text:p>Patricia Time[s]</text:p>
          </table:table-cell>
          <table:table-cell office:value-type="string" calcext:value-type="string">
            <text:p>WordsInFile</text:p>
          </table:table-cell>
          <table:table-cell office:value-type="string" calcext:value-type="string">
            <text:p>WordsInTrie</text:p>
          </table:table-cell>
        </table:table-row>
        <table:table-row table:style-name="ro1">
          <table:table-cell office:value-type="string" calcext:value-type="string">
            <text:p>./data/3henryvi.txt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0.05426" calcext:value-type="float">
            <text:p>0.05426</text:p>
          </table:table-cell>
          <table:table-cell office:value-type="float" office:value="26523" calcext:value-type="float">
            <text:p>26523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./data/twelfth_night.txt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21856" calcext:value-type="float">
            <text:p>21856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./data/romeo_juliet.txt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26507" calcext:value-type="float">
            <text:p>26507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./data/lear.txt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28447" calcext:value-type="float">
            <text:p>28447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./data/hamlet.txt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32861" calcext:value-type="float">
            <text:p>32861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string" calcext:value-type="string">
            <text:p>./data/measure.txt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4343" calcext:value-type="float">
            <text:p>0.04343</text:p>
          </table:table-cell>
          <table:table-cell office:value-type="float" office:value="23569" calcext:value-type="float">
            <text:p>23569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./data/asyoulikeit.txt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3725" calcext:value-type="float">
            <text:p>0.03725</text:p>
          </table:table-cell>
          <table:table-cell office:value-type="float" office:value="23149" calcext:value-type="float">
            <text:p>23149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./data/troilus_cressida.txt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4968" calcext:value-type="float">
            <text:p>0.04968</text:p>
          </table:table-cell>
          <table:table-cell office:value-type="float" office:value="28186" calcext:value-type="float">
            <text:p>28186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string" calcext:value-type="string">
            <text:p>./data/taming_shrew.txt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3676" calcext:value-type="float">
            <text:p>0.03676</text:p>
          </table:table-cell>
          <table:table-cell office:value-type="float" office:value="22559" calcext:value-type="float">
            <text:p>22559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string" calcext:value-type="string">
            <text:p>./data/coriolanus.txt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29919" calcext:value-type="float">
            <text:p>29919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string" calcext:value-type="string">
            <text:p>./data/henryviii.txt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26548" calcext:value-type="float">
            <text:p>26548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string" calcext:value-type="string">
            <text:p>./data/two_gentlemen.txt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18579" calcext:value-type="float">
            <text:p>18579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./data/cleopatra.txt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27638" calcext:value-type="float">
            <text:p>27638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./data/pericles.txt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20042" calcext:value-type="float">
            <text:p>20042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./data/richardiii.txt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23" calcext:value-type="float">
            <text:p>0.023</text:p>
          </table:table-cell>
          <table:table-cell office:value-type="float" office:value="32065" calcext:value-type="float">
            <text:p>32065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./data/timon.txt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20152" calcext:value-type="float">
            <text:p>20152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./data/lll.txt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23407" calcext:value-type="float">
            <text:p>2340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string" calcext:value-type="string">
            <text:p>./data/comedy_errors.txt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16465" calcext:value-type="float">
            <text:p>16465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./data/richardii.txt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24392" calcext:value-type="float">
            <text:p>24392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string" calcext:value-type="string">
            <text:p>./data/julius_caesar.txt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21167" calcext:value-type="float">
            <text:p>21167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string" calcext:value-type="string">
            <text:p>./data/allswell.txt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24872" calcext:value-type="float">
            <text:p>24872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./data/winters_tale.txt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26653" calcext:value-type="float">
            <text:p>26653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string" calcext:value-type="string">
            <text:p>./data/1henryvi.txt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23365" calcext:value-type="float">
            <text:p>23365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office:value-type="string" calcext:value-type="string">
            <text:p>./data/tempest.txt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17908" calcext:value-type="float">
            <text:p>17908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./data/cymbeline.txt</text:p>
          </table:table-cell>
          <table:table-cell office:value-type="float" office:value="0.00439" calcext:value-type="float">
            <text:p>0.00439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29789" calcext:value-type="float">
            <text:p>29789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./data/othello.txt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7" calcext:value-type="float">
            <text:p>0.0117</text:p>
          </table:table-cell>
          <table:table-cell office:value-type="float" office:value="28534" calcext:value-type="float">
            <text:p>28534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string" calcext:value-type="string">
            <text:p>./data/titus.txt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22185" calcext:value-type="float">
            <text:p>22185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./data/much_ado.tx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4" calcext:value-type="float">
            <text:p>0.0084</text:p>
          </table:table-cell>
          <table:table-cell office:value-type="float" office:value="22838" calcext:value-type="float">
            <text:p>22838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./data/1henryiv.txt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26588" calcext:value-type="float">
            <text:p>26588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string" calcext:value-type="string">
            <text:p>./data/merchant.txt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22542" calcext:value-type="float">
            <text:p>22542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./data/macbeth.txt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18705" calcext:value-type="float">
            <text:p>18705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./data/john.txt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87" calcext:value-type="float">
            <text:p>0.0087</text:p>
          </table:table-cell>
          <table:table-cell office:value-type="float" office:value="22182" calcext:value-type="float">
            <text:p>22182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./data/2henryvi.txt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27370" calcext:value-type="float">
            <text:p>27370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string" calcext:value-type="string">
            <text:p>./data/2henryiv.txt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28411" calcext:value-type="float">
            <text:p>28411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string" calcext:value-type="string">
            <text:p>./data/henryv.txt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157" calcext:value-type="float">
            <text:p>0.01157</text:p>
          </table:table-cell>
          <table:table-cell office:value-type="float" office:value="27948" calcext:value-type="float">
            <text:p>27948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./data/merry_wives.txt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24134" calcext:value-type="float">
            <text:p>24134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string" calcext:value-type="string">
            <text:p>./data/midsummer.txt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17479" calcext:value-type="float">
            <text:p>17479</text:p>
          </table:table-cell>
          <table:table-cell office:value-type="float" office:value="2914" calcext:value-type="float">
            <text:p>2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2:58:01.628439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oa </meta:initial-creator>
    <meta:creation-date>2016-12-04T12:27:51.370134297</meta:creation-date>
    <dc:date>2016-12-04T12:58:20.896235284</dc:date>
    <dc:creator>kuoa </dc:creator>
    <meta:editing-duration>PT18M11S</meta:editing-duration>
    <meta:editing-cycles>9</meta:editing-cycles>
    <meta:generator>LibreOffice/4.3.3.2$Linux_X86_64 LibreOffice_project/43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69cm" svg:height="16.407cm" xlink:href=".." xlink:type="simple" chart:class="chart:bar" chart:style-name="ch1">
        <chart:title svg:x="11.524cm" svg:y="0.464cm" chart:style-name="ch2">
          <text:p>Individual trie construction time</text:p>
        </chart:title>
        <chart:legend chart:legend-position="end" svg:x="26.059cm" svg:y="7.655cm" style:legend-expansion="high" chart:style-name="ch3"/>
        <chart:plot-area chart:style-name="ch4" table:cell-range-address="Sheet1.A1:Sheet1.C38" chart:data-source-has-labels="both" svg:x="0.583cm" svg:y="1.571cm" svg:width="24.893cm" svg:height="14.508cm">
          <chartooo:coordinate-region svg:x="1.829cm" svg:y="1.77cm" svg:width="23.647cm" svg:height="12.058cm"/>
          <chart:axis chart:dimension="x" chart:name="primary-x" chart:style-name="ch5" chartooo:axis-type="auto">
            <chartooo:date-scale/>
            <chart:categories table:cell-range-address="Sheet1.A2:Sheet1.A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38" chart:label-cell-address="Sheet1.B1:Sheet1.B1" chart:class="chart:bar">
            <chart:data-point chart:repeated="37"/>
          </chart:series>
          <chart:series chart:style-name="ch9" chart:values-cell-range-address="Sheet1.C2:Sheet1.C38" chart:label-cell-address="Sheet1.C1:Sheet1.C1" chart:class="chart:ba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brid Time[s]</text:p>
                <draw:g>
                  <svg:desc>Sheet1.B1:Sheet1.B1</svg:desc>
                </draw:g>
              </table:table-cell>
              <table:table-cell office:value-type="string">
                <text:p>Patricia Time[s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/data/3henryvi.txt</text:p>
                <draw:g>
                  <svg:desc>Sheet1.A2:Sheet1.A38</svg:desc>
                </draw:g>
              </table:table-cell>
              <table:table-cell office:value-type="float" office:value="0.01826">
                <text:p>0.01826</text:p>
                <draw:g>
                  <svg:desc>Sheet1.B2:Sheet1.B38</svg:desc>
                </draw:g>
              </table:table-cell>
              <table:table-cell office:value-type="float" office:value="0.05426">
                <text:p>0.05426</text:p>
                <draw:g>
                  <svg:desc>Sheet1.C2:Sheet1.C38</svg:desc>
                </draw:g>
              </table:table-cell>
            </table:table-row>
            <table:table-row>
              <table:table-cell office:value-type="string">
                <text:p>./data/twelfth_night.txt</text:p>
              </table:table-cell>
              <table:table-cell office:value-type="float" office:value="0.00626">
                <text:p>0.00626</text:p>
              </table:table-cell>
              <table:table-cell office:value-type="float" office:value="0.01934">
                <text:p>0.01934</text:p>
              </table:table-cell>
            </table:table-row>
            <table:table-row>
              <table:table-cell office:value-type="string">
                <text:p>./data/romeo_juliet.txt</text:p>
              </table:table-cell>
              <table:table-cell office:value-type="float" office:value="0.01975">
                <text:p>0.01975</text:p>
              </table:table-cell>
              <table:table-cell office:value-type="float" office:value="0.02352">
                <text:p>0.02352</text:p>
              </table:table-cell>
            </table:table-row>
            <table:table-row>
              <table:table-cell office:value-type="string">
                <text:p>./data/lear.txt</text:p>
              </table:table-cell>
              <table:table-cell office:value-type="float" office:value="0.02066">
                <text:p>0.02066</text:p>
              </table:table-cell>
              <table:table-cell office:value-type="float" office:value="0.03087">
                <text:p>0.03087</text:p>
              </table:table-cell>
            </table:table-row>
            <table:table-row>
              <table:table-cell office:value-type="string">
                <text:p>./data/hamlet.txt</text:p>
              </table:table-cell>
              <table:table-cell office:value-type="float" office:value="0.02315">
                <text:p>0.02315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./data/measure.txt</text:p>
              </table:table-cell>
              <table:table-cell office:value-type="float" office:value="0.01579">
                <text:p>0.01579</text:p>
              </table:table-cell>
              <table:table-cell office:value-type="float" office:value="0.04343">
                <text:p>0.04343</text:p>
              </table:table-cell>
            </table:table-row>
            <table:table-row>
              <table:table-cell office:value-type="string">
                <text:p>./data/asyoulikeit.txt</text:p>
              </table:table-cell>
              <table:table-cell office:value-type="float" office:value="0.00777">
                <text:p>0.00777</text:p>
              </table:table-cell>
              <table:table-cell office:value-type="float" office:value="0.03725">
                <text:p>0.03725</text:p>
              </table:table-cell>
            </table:table-row>
            <table:table-row>
              <table:table-cell office:value-type="string">
                <text:p>./data/troilus_cressida.txt</text:p>
              </table:table-cell>
              <table:table-cell office:value-type="float" office:value="0.00975">
                <text:p>0.00975</text:p>
              </table:table-cell>
              <table:table-cell office:value-type="float" office:value="0.04968">
                <text:p>0.04968</text:p>
              </table:table-cell>
            </table:table-row>
            <table:table-row>
              <table:table-cell office:value-type="string">
                <text:p>./data/taming_shrew.txt</text:p>
              </table:table-cell>
              <table:table-cell office:value-type="float" office:value="0.00488">
                <text:p>0.00488</text:p>
              </table:table-cell>
              <table:table-cell office:value-type="float" office:value="0.03676">
                <text:p>0.03676</text:p>
              </table:table-cell>
            </table:table-row>
            <table:table-row>
              <table:table-cell office:value-type="string">
                <text:p>./data/coriolanus.txt</text:p>
              </table:table-cell>
              <table:table-cell office:value-type="float" office:value="0.0067">
                <text:p>0.0067</text:p>
              </table:table-cell>
              <table:table-cell office:value-type="float" office:value="0.01634">
                <text:p>0.01634</text:p>
              </table:table-cell>
            </table:table-row>
            <table:table-row>
              <table:table-cell office:value-type="string">
                <text:p>./data/henryviii.txt</text:p>
              </table:table-cell>
              <table:table-cell office:value-type="float" office:value="0.00588">
                <text:p>0.00588</text:p>
              </table:table-cell>
              <table:table-cell office:value-type="float" office:value="0.01802">
                <text:p>0.01802</text:p>
              </table:table-cell>
            </table:table-row>
            <table:table-row>
              <table:table-cell office:value-type="string">
                <text:p>./data/two_gentlemen.txt</text:p>
              </table:table-cell>
              <table:table-cell office:value-type="float" office:value="0.00398">
                <text:p>0.00398</text:p>
              </table:table-cell>
              <table:table-cell office:value-type="float" office:value="0.01005">
                <text:p>0.01005</text:p>
              </table:table-cell>
            </table:table-row>
            <table:table-row>
              <table:table-cell office:value-type="string">
                <text:p>./data/cleopatra.txt</text:p>
              </table:table-cell>
              <table:table-cell office:value-type="float" office:value="0.00592">
                <text:p>0.00592</text:p>
              </table:table-cell>
              <table:table-cell office:value-type="float" office:value="0.01811">
                <text:p>0.01811</text:p>
              </table:table-cell>
            </table:table-row>
            <table:table-row>
              <table:table-cell office:value-type="string">
                <text:p>./data/pericles.txt</text:p>
              </table:table-cell>
              <table:table-cell office:value-type="float" office:value="0.00451">
                <text:p>0.00451</text:p>
              </table:table-cell>
              <table:table-cell office:value-type="float" office:value="0.02188">
                <text:p>0.02188</text:p>
              </table:table-cell>
            </table:table-row>
            <table:table-row>
              <table:table-cell office:value-type="string">
                <text:p>./data/richardiii.txt</text:p>
              </table:table-cell>
              <table:table-cell office:value-type="float" office:value="0.00674">
                <text:p>0.0067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./data/timon.txt</text:p>
              </table:table-cell>
              <table:table-cell office:value-type="float" office:value="0.00449">
                <text:p>0.00449</text:p>
              </table:table-cell>
              <table:table-cell office:value-type="float" office:value="0.01587">
                <text:p>0.01587</text:p>
              </table:table-cell>
            </table:table-row>
            <table:table-row>
              <table:table-cell office:value-type="string">
                <text:p>./data/lll.txt</text:p>
              </table:table-cell>
              <table:table-cell office:value-type="float" office:value="0.00538">
                <text:p>0.00538</text:p>
              </table:table-cell>
              <table:table-cell office:value-type="float" office:value="0.04488">
                <text:p>0.04488</text:p>
              </table:table-cell>
            </table:table-row>
            <table:table-row>
              <table:table-cell office:value-type="string">
                <text:p>./data/comedy_errors.txt</text:p>
              </table:table-cell>
              <table:table-cell office:value-type="float" office:value="0.00338">
                <text:p>0.00338</text:p>
              </table:table-cell>
              <table:table-cell office:value-type="float" office:value="0.01181">
                <text:p>0.01181</text:p>
              </table:table-cell>
            </table:table-row>
            <table:table-row>
              <table:table-cell office:value-type="string">
                <text:p>./data/richardii.txt</text:p>
              </table:table-cell>
              <table:table-cell office:value-type="float" office:value="0.00878">
                <text:p>0.00878</text:p>
              </table:table-cell>
              <table:table-cell office:value-type="float" office:value="0.02021">
                <text:p>0.02021</text:p>
              </table:table-cell>
            </table:table-row>
            <table:table-row>
              <table:table-cell office:value-type="string">
                <text:p>./data/julius_caesar.txt</text:p>
              </table:table-cell>
              <table:table-cell office:value-type="float" office:value="0.00448">
                <text:p>0.00448</text:p>
              </table:table-cell>
              <table:table-cell office:value-type="float" office:value="0.00834">
                <text:p>0.00834</text:p>
              </table:table-cell>
            </table:table-row>
            <table:table-row>
              <table:table-cell office:value-type="string">
                <text:p>./data/allswell.txt</text:p>
              </table:table-cell>
              <table:table-cell office:value-type="float" office:value="0.00541">
                <text:p>0.00541</text:p>
              </table:table-cell>
              <table:table-cell office:value-type="float" office:value="0.01075">
                <text:p>0.01075</text:p>
              </table:table-cell>
            </table:table-row>
            <table:table-row>
              <table:table-cell office:value-type="string">
                <text:p>./data/winters_tale.txt</text:p>
              </table:table-cell>
              <table:table-cell office:value-type="float" office:value="0.00594">
                <text:p>0.00594</text:p>
              </table:table-cell>
              <table:table-cell office:value-type="float" office:value="0.01055">
                <text:p>0.01055</text:p>
              </table:table-cell>
            </table:table-row>
            <table:table-row>
              <table:table-cell office:value-type="string">
                <text:p>./data/1henryvi.txt</text:p>
              </table:table-cell>
              <table:table-cell office:value-type="float" office:value="0.00384">
                <text:p>0.00384</text:p>
              </table:table-cell>
              <table:table-cell office:value-type="float" office:value="0.00952">
                <text:p>0.00952</text:p>
              </table:table-cell>
            </table:table-row>
            <table:table-row>
              <table:table-cell office:value-type="string">
                <text:p>./data/tempest.txt</text:p>
              </table:table-cell>
              <table:table-cell office:value-type="float" office:value="0.00273">
                <text:p>0.00273</text:p>
              </table:table-cell>
              <table:table-cell office:value-type="float" office:value="0.00675">
                <text:p>0.00675</text:p>
              </table:table-cell>
            </table:table-row>
            <table:table-row>
              <table:table-cell office:value-type="string">
                <text:p>./data/cymbeline.txt</text:p>
              </table:table-cell>
              <table:table-cell office:value-type="float" office:value="0.00439">
                <text:p>0.00439</text:p>
              </table:table-cell>
              <table:table-cell office:value-type="float" office:value="0.01151">
                <text:p>0.01151</text:p>
              </table:table-cell>
            </table:table-row>
            <table:table-row>
              <table:table-cell office:value-type="string">
                <text:p>./data/othello.txt</text:p>
              </table:table-cell>
              <table:table-cell office:value-type="float" office:value="0.00415">
                <text:p>0.00415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./data/titus.txt</text:p>
              </table:table-cell>
              <table:table-cell office:value-type="float" office:value="0.00319">
                <text:p>0.00319</text:p>
              </table:table-cell>
              <table:table-cell office:value-type="float" office:value="0.00854">
                <text:p>0.00854</text:p>
              </table:table-cell>
            </table:table-row>
            <table:table-row>
              <table:table-cell office:value-type="string">
                <text:p>./data/much_ado.txt</text:p>
              </table:table-cell>
              <table:table-cell office:value-type="float" office:value="0.003">
                <text:p>0.003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./data/1henryiv.txt</text:p>
              </table:table-cell>
              <table:table-cell office:value-type="float" office:value="0.00378">
                <text:p>0.00378</text:p>
              </table:table-cell>
              <table:table-cell office:value-type="float" office:value="0.01078">
                <text:p>0.01078</text:p>
              </table:table-cell>
            </table:table-row>
            <table:table-row>
              <table:table-cell office:value-type="string">
                <text:p>./data/merchant.txt</text:p>
              </table:table-cell>
              <table:table-cell office:value-type="float" office:value="0.00302">
                <text:p>0.00302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./data/macbeth.txt</text:p>
              </table:table-cell>
              <table:table-cell office:value-type="float" office:value="0.00259">
                <text:p>0.00259</text:p>
              </table:table-cell>
              <table:table-cell office:value-type="float" office:value="0.00737">
                <text:p>0.00737</text:p>
              </table:table-cell>
            </table:table-row>
            <table:table-row>
              <table:table-cell office:value-type="string">
                <text:p>./data/john.txt</text:p>
              </table:table-cell>
              <table:table-cell office:value-type="float" office:value="0.00305">
                <text:p>0.00305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./data/2henryvi.txt</text:p>
              </table:table-cell>
              <table:table-cell office:value-type="float" office:value="0.00391">
                <text:p>0.00391</text:p>
              </table:table-cell>
              <table:table-cell office:value-type="float" office:value="0.01091">
                <text:p>0.01091</text:p>
              </table:table-cell>
            </table:table-row>
            <table:table-row>
              <table:table-cell office:value-type="string">
                <text:p>./data/2henryiv.txt</text:p>
              </table:table-cell>
              <table:table-cell office:value-type="float" office:value="0.00397">
                <text:p>0.00397</text:p>
              </table:table-cell>
              <table:table-cell office:value-type="float" office:value="0.01146">
                <text:p>0.01146</text:p>
              </table:table-cell>
            </table:table-row>
            <table:table-row>
              <table:table-cell office:value-type="string">
                <text:p>./data/henryv.txt</text:p>
              </table:table-cell>
              <table:table-cell office:value-type="float" office:value="0.00398">
                <text:p>0.00398</text:p>
              </table:table-cell>
              <table:table-cell office:value-type="float" office:value="0.01157">
                <text:p>0.01157</text:p>
              </table:table-cell>
            </table:table-row>
            <table:table-row>
              <table:table-cell office:value-type="string">
                <text:p>./data/merry_wives.txt</text:p>
              </table:table-cell>
              <table:table-cell office:value-type="float" office:value="0.00314">
                <text:p>0.00314</text:p>
              </table:table-cell>
              <table:table-cell office:value-type="float" office:value="0.00943">
                <text:p>0.00943</text:p>
              </table:table-cell>
            </table:table-row>
            <table:table-row>
              <table:table-cell office:value-type="string">
                <text:p>./data/midsummer.txt</text:p>
              </table:table-cell>
              <table:table-cell office:value-type="float" office:value="0.00237">
                <text:p>0.00237</text:p>
              </table:table-cell>
              <table:table-cell office:value-type="float" office:value="0.00697">
                <text:p>0.00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